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rush Script MT" svg:font-family="'Brush Script MT'" style:font-family-generic="script" style:font-pitch="variable"/>
    <style:font-face style:name="Budmo Jiggler" svg:font-family="'Budmo Jiggler'" style:font-pitch="variable"/>
    <style:font-face style:name="Checkbook" svg:font-family="Checkbook" style:font-family-generic="swiss" style:font-pitch="variable"/>
    <style:font-face style:name="Cooper Black" svg:font-family="'Cooper Black'" style:font-family-generic="roman" style:font-pitch="variable"/>
    <style:font-face style:name="Cursed Timer ULiL" svg:font-family="'Cursed Timer ULiL'" style:font-pitch="variable"/>
    <style:font-face style:name="Grinched" svg:font-family="Grinched" style:font-pitch="variable"/>
    <style:font-face style:name="Harry Potter" svg:font-family="'Harry Potter'" style:font-pitch="variable"/>
    <style:font-face style:name="Keypunch" svg:font-family="Keypunch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 Script One" svg:font-family="'Lily Script One'" style:font-pitch="variable"/>
    <style:font-face style:name="Melody MakerNotes Only" svg:font-family="'Melody MakerNotes Only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loon" svg:font-family="Saloon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11in"/>
    </style:style>
    <style:style style:name="P1" style:family="paragraph" style:parent-style-name="Standard">
      <style:text-properties fo:font-size="16pt" officeooo:rsid="000bb50d" officeooo:paragraph-rsid="000bb50d" style:font-size-asian="16pt" style:font-size-complex="16pt"/>
    </style:style>
    <style:style style:name="P2" style:family="paragraph" style:parent-style-name="Standard">
      <style:text-properties fo:font-size="16pt" officeooo:rsid="000c8088" officeooo:paragraph-rsid="000c8088" style:font-size-asian="16pt" style:font-size-complex="16pt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Standard">
      <style:text-properties fo:color="#5b277d" loext:opacity="100%" style:font-name="Harry Potter" fo:font-size="24pt" officeooo:rsid="000bb50d" officeooo:paragraph-rsid="000bb50d" style:font-size-asian="24pt" style:font-size-complex="24pt"/>
    </style:style>
    <style:style style:name="P5" style:family="paragraph" style:parent-style-name="Standard">
      <style:text-properties fo:color="#acb20c" loext:opacity="100%" style:font-name="Brush Script MT" fo:font-size="36pt" officeooo:rsid="000bb50d" officeooo:paragraph-rsid="000bb50d" style:font-size-asian="36pt" style:font-size-complex="36pt"/>
    </style:style>
    <style:style style:name="P6" style:family="paragraph" style:parent-style-name="Standard">
      <style:text-properties fo:color="#ea7500" loext:opacity="100%" style:font-name="Saloon" fo:font-size="24pt" officeooo:rsid="000bb50d" officeooo:paragraph-rsid="000bb50d" style:font-size-asian="24pt" style:font-size-complex="24pt"/>
    </style:style>
    <style:style style:name="P7" style:family="paragraph" style:parent-style-name="Standard">
      <style:text-properties fo:color="#069a2e" loext:opacity="100%" style:font-name="Budmo Jiggler" fo:font-size="28pt" officeooo:rsid="000bb50d" officeooo:paragraph-rsid="000bb50d" style:font-size-asian="28pt" style:font-size-complex="28pt"/>
    </style:style>
    <style:style style:name="P8" style:family="paragraph" style:parent-style-name="Table_20_Contents">
      <style:text-properties fo:color="#ff0000" loext:opacity="100%" style:font-name="Keypunch" fo:font-size="24pt" officeooo:rsid="000bb50d" officeooo:paragraph-rsid="000bb50d" style:font-size-asian="24pt" style:font-size-complex="24pt"/>
    </style:style>
    <style:style style:name="P9" style:family="paragraph" style:parent-style-name="Table_20_Contents">
      <style:text-properties fo:color="#c9211e" loext:opacity="100%" style:font-name="Cursed Timer ULiL" fo:font-size="24pt" officeooo:rsid="000bb50d" officeooo:paragraph-rsid="000bb50d" style:font-size-asian="24pt" style:font-size-complex="24pt"/>
    </style:style>
    <style:style style:name="P10" style:family="paragraph" style:parent-style-name="Table_20_Contents">
      <style:text-properties fo:color="#127622" loext:opacity="100%" style:font-name="Grinched" fo:font-size="24pt" officeooo:rsid="000d351a" officeooo:paragraph-rsid="000d351a" style:font-size-asian="24pt" style:font-size-complex="24pt"/>
    </style:style>
    <style:style style:name="P11" style:family="paragraph" style:parent-style-name="Standard">
      <style:text-properties fo:font-size="16pt" officeooo:rsid="000d351a" officeooo:paragraph-rsid="000bb50d" style:font-size-asian="16pt" style:font-size-complex="16pt"/>
    </style:style>
    <style:style style:name="P12" style:family="paragraph" style:parent-style-name="Standard">
      <style:text-properties fo:font-size="16pt" officeooo:rsid="000e10aa" officeooo:paragraph-rsid="000e10aa" style:font-size-asian="16pt" style:font-size-complex="16pt"/>
    </style:style>
    <style:style style:name="P13" style:family="paragraph" style:parent-style-name="Standard">
      <style:text-properties fo:color="#5983b0" loext:opacity="100%" style:font-name="Melody MakerNotes Only" fo:font-size="24pt" officeooo:rsid="000bb50d" officeooo:paragraph-rsid="000bb50d" style:font-size-asian="24pt" style:font-size-complex="24pt"/>
    </style:style>
    <style:style style:name="P14" style:family="paragraph" style:parent-style-name="Standard">
      <style:text-properties fo:color="#0000ff" loext:opacity="100%" style:font-name="Cooper Black" fo:font-size="22pt" officeooo:rsid="000bb50d" officeooo:paragraph-rsid="000bb50d" style:font-size-asian="22pt" style:font-size-complex="22pt"/>
    </style:style>
    <style:style style:name="P15" style:family="paragraph" style:parent-style-name="Table_20_Contents">
      <style:text-properties fo:color="#ffbf00" loext:opacity="100%" style:font-name="Lily Script One" fo:font-size="16pt" officeooo:rsid="000e10aa" officeooo:paragraph-rsid="000e10aa" style:font-size-asian="16pt" style:font-size-complex="16pt"/>
    </style:style>
    <style:style style:name="P16" style:family="paragraph" style:parent-style-name="Table_20_Contents">
      <style:text-properties fo:color="#f10d0c" loext:opacity="100%" style:font-name="Checkbook" fo:font-size="16pt" officeooo:rsid="000bb50d" officeooo:paragraph-rsid="000bb50d" style:font-size-asian="16pt" style:font-size-complex="16pt"/>
    </style:style>
    <style:style style:name="T1" style:family="text">
      <style:text-properties officeooo:rsid="000d351a"/>
    </style:style>
    <style:style style:name="T2" style:family="text">
      <style:text-properties officeooo:rsid="000e1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octor Wizard’s</text:p>
          </table:table-cell>
          <table:table-cell table:style-name="Table1.B1" office:value-type="string">
            <text:p text:style-name="P1">Harry Potter</text:p>
          </table:table-cell>
        </table:table-row>
        <table:table-row>
          <table:table-cell table:style-name="Table1.A2" office:value-type="string">
            <text:p text:style-name="P14">Giant</text:p>
          </table:table-cell>
          <table:table-cell table:style-name="Table1.B2" office:value-type="string">
            <text:p text:style-name="P12">Cooper Black</text:p>
          </table:table-cell>
        </table:table-row>
        <table:table-row table:style-name="Table1.3">
          <table:table-cell table:style-name="Table1.A2" office:value-type="string">
            <text:p text:style-name="P13">Musical</text:p>
          </table:table-cell>
          <table:table-cell table:style-name="Table1.B2" office:value-type="string">
            <text:p text:style-name="P12">Melody Maker</text:p>
          </table:table-cell>
        </table:table-row>
        <table:table-row>
          <table:table-cell table:style-name="Table1.A2" office:value-type="string">
            <text:p text:style-name="P5">Holiday</text:p>
          </table:table-cell>
          <table:table-cell table:style-name="Table1.B2" office:value-type="string">
            <text:p text:style-name="P1">Brush Script</text:p>
          </table:table-cell>
        </table:table-row>
        <table:table-row>
          <table:table-cell table:style-name="Table1.A2" office:value-type="string">
            <text:p text:style-name="P7">Light Show</text:p>
          </table:table-cell>
          <table:table-cell table:style-name="Table1.B2" office:value-type="string">
            <text:p text:style-name="P1">Budmo Jiggler <text:span text:style-name="T2">or Marquee</text:span></text:p>
          </table:table-cell>
        </table:table-row>
        <table:table-row>
          <table:table-cell table:style-name="Table1.A2" office:value-type="string">
            <text:p text:style-name="P6">Tumbleweed</text:p>
          </table:table-cell>
          <table:table-cell table:style-name="Table1.B2" office:value-type="string">
            <text:p text:style-name="P1">Saloon</text:p>
          </table:table-cell>
        </table:table-row>
        <table:table-row>
          <table:table-cell table:style-name="Table1.A2" office:value-type="string">
            <text:p text:style-name="P16">20,000</text:p>
          </table:table-cell>
          <table:table-cell table:style-name="Table1.B2" office:value-type="string">
            <text:p text:style-name="P12">Checkbook</text:p>
          </table:table-cell>
        </table:table-row>
        <table:table-row>
          <table:table-cell table:style-name="Table1.A2" office:value-type="string">
            <text:p text:style-name="P8">LEDs</text:p>
          </table:table-cell>
          <table:table-cell table:style-name="Table1.B2" office:value-type="string">
            <text:p text:style-name="P2">Keypunch or Micr <text:span text:style-name="T2">or Computerfont</text:span></text:p>
          </table:table-cell>
        </table:table-row>
        <table:table-row>
          <table:table-cell table:style-name="Table1.A2" office:value-type="string">
            <text:p text:style-name="P15">Free</text:p>
          </table:table-cell>
          <table:table-cell table:style-name="Table1.B2" office:value-type="string">
            <text:p text:style-name="P12">Brush Script (or Lily Script?)</text:p>
          </table:table-cell>
        </table:table-row>
        <table:table-row>
          <table:table-cell table:style-name="Table1.A2" office:value-type="string">
            <text:p text:style-name="P9">6-10 PM</text:p>
          </table:table-cell>
          <table:table-cell table:style-name="Table1.B2" office:value-type="string">
            <text:p text:style-name="P2">Cursed Timer? <text:span text:style-name="T1">(with tweaks)</text:span></text:p>
          </table:table-cell>
        </table:table-row>
        <table:table-row>
          <table:table-cell table:style-name="Table1.A2" office:value-type="string">
            <text:p text:style-name="P10">Grinch</text:p>
          </table:table-cell>
          <table:table-cell table:style-name="Table1.B2" office:value-type="string">
            <text:p text:style-name="P11">Grinched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fo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fo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fon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>fon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rush Script MT" svg:font-family="'Brush Script MT'" style:font-family-generic="script" style:font-pitch="variable"/>
    <style:font-face style:name="Budmo Jiggler" svg:font-family="'Budmo Jiggler'" style:font-pitch="variable"/>
    <style:font-face style:name="Checkbook" svg:font-family="Checkbook" style:font-family-generic="swiss" style:font-pitch="variable"/>
    <style:font-face style:name="Cooper Black" svg:font-family="'Cooper Black'" style:font-family-generic="roman" style:font-pitch="variable"/>
    <style:font-face style:name="Cursed Timer ULiL" svg:font-family="'Cursed Timer ULiL'" style:font-pitch="variable"/>
    <style:font-face style:name="Grinched" svg:font-family="Grinched" style:font-pitch="variable"/>
    <style:font-face style:name="Harry Potter" svg:font-family="'Harry Potter'" style:font-pitch="variable"/>
    <style:font-face style:name="Keypunch" svg:font-family="Keypunch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 Script One" svg:font-family="'Lily Script One'" style:font-pitch="variable"/>
    <style:font-face style:name="Melody MakerNotes Only" svg:font-family="'Melody MakerNotes Only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loon" svg:font-family="Salo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1T10:36:31.367000000</meta:creation-date>
    <dc:date>2022-10-21T21:14:57.069000000</dc:date>
    <meta:editing-duration>PT42M21S</meta:editing-duration>
    <meta:editing-cycles>2</meta:editing-cycles>
    <meta:generator>LibreOffice/7.4.1.2$Windows_X86_64 LibreOffice_project/3c58a8f3a960df8bc8fd77b461821e42c061c5f0</meta:generator>
    <dc:creator>Doctor Wizard</dc:creator>
    <meta:document-statistic meta:table-count="1" meta:image-count="0" meta:object-count="0" meta:page-count="1" meta:paragraph-count="26" meta:word-count="47" meta:character-count="281" meta:non-whitespace-character-count="260"/>
  </office:meta>
</office:document-meta>
</file>